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f0c6" officeooo:paragraph-rsid="001ff0c6"/>
    </style:style>
    <style:style style:name="P2" style:family="paragraph" style:parent-style-name="Standard">
      <style:text-properties officeooo:rsid="001ff0c6" officeooo:paragraph-rsid="00224f31"/>
    </style:style>
    <style:style style:name="P3" style:family="paragraph" style:parent-style-name="Standard">
      <style:text-properties officeooo:rsid="001ff0c6" officeooo:paragraph-rsid="002656ea"/>
    </style:style>
    <style:style style:name="P4" style:family="paragraph" style:parent-style-name="Standard">
      <style:text-properties officeooo:rsid="002818b3" officeooo:paragraph-rsid="002818b3"/>
    </style:style>
    <style:style style:name="P5" style:family="paragraph" style:parent-style-name="Standard">
      <style:text-properties officeooo:rsid="002b0b15" officeooo:paragraph-rsid="002b0b15"/>
    </style:style>
    <style:style style:name="P6" style:family="paragraph" style:parent-style-name="Standard">
      <style:text-properties officeooo:rsid="002c6a99" officeooo:paragraph-rsid="002c6a99"/>
    </style:style>
    <style:style style:name="P7" style:family="paragraph" style:parent-style-name="Standard">
      <style:text-properties officeooo:rsid="002dbe9b" officeooo:paragraph-rsid="002dbe9b"/>
    </style:style>
    <style:style style:name="P8" style:family="paragraph" style:parent-style-name="Standard">
      <style:text-properties officeooo:rsid="002dbe9b" officeooo:paragraph-rsid="002e8bb1"/>
    </style:style>
    <style:style style:name="P9" style:family="paragraph" style:parent-style-name="Standard">
      <style:text-properties officeooo:paragraph-rsid="002dbe9b"/>
    </style:style>
    <style:style style:name="T1" style:family="text">
      <style:text-properties officeooo:rsid="00209113"/>
    </style:style>
    <style:style style:name="T2" style:family="text">
      <style:text-properties officeooo:rsid="00224f31"/>
    </style:style>
    <style:style style:name="T3" style:family="text">
      <style:text-properties officeooo:rsid="0023fd50"/>
    </style:style>
    <style:style style:name="T4" style:family="text">
      <style:text-properties officeooo:rsid="002656ea"/>
    </style:style>
    <style:style style:name="T5" style:family="text">
      <style:text-properties officeooo:rsid="00266cf7"/>
    </style:style>
    <style:style style:name="T6" style:family="text">
      <style:text-properties officeooo:rsid="0028a89d"/>
    </style:style>
    <style:style style:name="T7" style:family="text">
      <style:text-properties officeooo:rsid="002c6a99"/>
    </style:style>
    <style:style style:name="T8" style:family="text">
      <style:text-properties officeooo:rsid="002dbe9b"/>
    </style:style>
    <style:style style:name="T9" style:family="text">
      <style:text-properties officeooo:rsid="002e8bb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greenwood?</text:p>
      <text:p text:style-name="P1"/>
      <text:p text:style-name="P1"><text:tab/>Green wood as the name implies is wood that is still ‘green’ or freshly cut down. Generally speaking when working with green wood you start with wood straight from the log. <text:span text:style-name="T1">Green wood </text:span>has a high moisture content which makes it s<text:span text:style-name="T1">ofter and easier to carve</text:span> with. Freshly cut wood is considered to have a 100% moisture content <text:span text:style-name="T1">and w</text:span>ood is considered green for 6-8 months if kept in log form, with the bark on, and in a cool place.</text:p>
      <text:p text:style-name="P1"/>
      <text:p text:style-name="P1">What species are good for carving?</text:p>
      <text:p text:style-name="P1"/>
      <text:p text:style-name="P2"><text:tab/><text:span text:style-name="T2">Hardwood species are typically the best woods for carving. Hardwood trees are broadleaved </text:span><text:span text:style-name="T3">deciduous trees and the UK has many native species that are great </text:span><text:span text:style-name="T5">choices</text:span><text:span text:style-name="T3">. Silver birch, rowan and sycamore are great all purpose hardwoods that can be used for many different projects </text:span><text:span text:style-name="T5">and</text:span><text:span text:style-name="T3"> </text:span><text:span text:style-name="T4">are readily available in the UK. </text:span></text:p>
      <text:p text:style-name="P3"><text:tab/><text:span text:style-name="T4">Fruit woods such as apple, cherry and pear often have pretty colours and patterns in it and is very dense. Although this makes it harder to carve it also gives a smooth finish when carved. Cherry in particular is popular because of it beautiful colouring and grain pattern but is also prone to splitting when it dries so is not suitable for all projects. </text:span></text:p>
      <text:p text:style-name="P3"><text:tab/><text:span text:style-name="T5">For a more comprehensive list click here</text:span></text:p>
      <text:p text:style-name="P3"/>
      <text:p text:style-name="P3"/>
      <text:p text:style-name="P4">Where to start?</text:p>
      <text:p text:style-name="P4"><text:tab/></text:p>
      <text:p text:style-name="P4"><text:tab/>There are many amazing resources available <text:span text:style-name="T6">online</text:span> for those looking to start carving or to improve there existing skills- from numerous books to youtube channels and websites (see the list in this sections for some starting points). However learning in person and getting inspired by others <text:span text:style-name="T6">is an invaluable experience for any budding craftsperson. In the UK it’s luckily very easy to find a local group as in recent years there has been a resurgence of interest in traditional crafts.</text:span></text:p>
      <text:p text:style-name="P4"/>
      <text:p text:style-name="P5">Learn More</text:p>
      <text:p text:style-name="P5"/>
      <text:p text:style-name="P5"><text:s/>Click the links below for some great resources about green woodworking.</text:p>
      <text:p text:style-name="P5"/>
      <text:p text:style-name="P5">Axes</text:p>
      <text:p text:style-name="P5"/>
      <text:p text:style-name="P5"><text:tab/>Carving axes <text:span text:style-name="T7">are a specialized axe made specifically for carving. They have a razor sharp edge which is ground either to be used left handed or right handed with one side of the edge flatter and the other a steeper angle. This allow for more aggressive cutting and control. </text:span></text:p>
      <text:p text:style-name="P7"/>
      <text:p text:style-name="P6">Sloyd Knife</text:p>
      <text:p text:style-name="P6"><text:tab/></text:p>
      <text:p text:style-name="P9"><text:span text:style-name="T7"><text:tab/>Sloyd knifes are a Swedish designed tool that are widely used for carving. The blade length ranges from 2 to 3 inches (5 to 7.5cm) </text:span><text:span text:style-name="T8">and has added blade thickness for strength. They are made of <text:s/>carbon steel and have a traditional </text:span>Scandinavian <text:span text:style-name="T8">grind which makes them easier to sharpen. </text:span></text:p>
      <text:p text:style-name="P9"/>
      <text:p text:style-name="P7">Hook Knife</text:p>
      <text:p text:style-name="P7"/>
      <text:p text:style-name="P8"><text:tab/>Also sometimes called a crook or spoon knife this a specialized tool with a curved blade made for carving out hollows, for example the bowl of a spoon. They are made in left and right handed models <text:span text:style-name="T9">and with various degrees of curves for cutting shallow or deep hollows.</text:span></text:p>
      <text:p text:style-name="P7"/>
      <text:p text:style-name="P7"><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9T19:52:14.634000000</meta:creation-date>
    <dc:date>2023-02-27T17:30:04.205000000</dc:date>
    <meta:editing-duration>P2DT18H34M28S</meta:editing-duration>
    <meta:editing-cycles>2</meta:editing-cycles>
    <meta:generator>LibreOffice/6.4.4.2$Windows_X86_64 LibreOffice_project/3d775be2011f3886db32dfd395a6a6d1ca2630ff</meta:generator>
    <meta:document-statistic meta:table-count="0" meta:image-count="0" meta:object-count="0" meta:page-count="1" meta:paragraph-count="19" meta:word-count="460" meta:character-count="2630" meta:non-whitespace-character-count="2169"/>
  </office:meta>
</office:document-meta>
</file>